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8299in" style:rel-column-width="27708*"/>
    </style:style>
    <style:style style:name="Table1.B" style:family="table-column">
      <style:table-column-properties style:column-width="1.6556in" style:rel-column-width="16213*"/>
    </style:style>
    <style:style style:name="Table1.C" style:family="table-column">
      <style:table-column-properties style:column-width="2.2076in" style:rel-column-width="2161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465in" fo:margin-left="0in" fo:margin-top="0in" fo:margin-bottom="0in" table:align="left" style:writing-mode="lr-tb"/>
    </style:style>
    <style:style style:name="Table2.A" style:family="table-column">
      <style:table-column-properties style:column-width="3.2813in"/>
    </style:style>
    <style:style style:name="Table2.B" style:family="table-column">
      <style:table-column-properties style:column-width="3.2875in"/>
    </style:style>
    <style:style style:name="Table2.C" style:family="table-column">
      <style:table-column-properties style:column-width="0.07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C1" style:family="table-cell">
      <style:table-cell-properties fo:padding-left="0.0785in" fo:padding-right="0.075in" fo:padding-top="0in" fo:padding-bottom="0in" fo:border="none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041caa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3.6638in"/>
        </style:tab-stops>
      </style:paragraph-properties>
      <style:text-properties officeooo:paragraph-rsid="00041caa"/>
    </style:style>
    <style:style style:name="P8" style:family="paragraph" style:parent-style-name="Standard">
      <style:text-properties officeooo:paragraph-rsid="00041caa"/>
    </style:style>
    <style:style style:name="P9" style:family="paragraph" style:parent-style-name="Standard">
      <style:paragraph-properties fo:line-height="150%" fo:text-align="start" style:justify-single-word="false"/>
      <style:text-properties officeooo:rsid="00041caa" officeooo:paragraph-rsid="00041caa"/>
    </style:style>
    <style:style style:name="P10" style:family="paragraph" style:parent-style-name="Standard">
      <style:paragraph-properties fo:line-height="150%" fo:text-align="start" style:justify-single-word="false"/>
      <style:text-properties officeooo:rsid="0004cdf4" officeooo:paragraph-rsid="0004cdf4"/>
    </style:style>
    <style:style style:name="P11" style:family="paragraph" style:parent-style-name="Standard">
      <style:paragraph-properties fo:line-height="150%" fo:text-align="start" style:justify-single-word="false"/>
      <style:text-properties officeooo:rsid="00067575" officeooo:paragraph-rsid="00067575"/>
    </style:style>
    <style:style style:name="P12" style:family="paragraph" style:parent-style-name="Standard">
      <style:paragraph-properties fo:line-height="150%" fo:text-align="start" style:justify-single-word="false"/>
      <style:text-properties officeooo:rsid="00067575" officeooo:paragraph-rsid="000bf467"/>
    </style:style>
    <style:style style:name="P13" style:family="paragraph" style:parent-style-name="Standard">
      <style:paragraph-properties fo:line-height="150%" fo:text-align="start" style:justify-single-word="false"/>
      <style:text-properties fo:font-weight="normal" officeooo:rsid="00067575" officeooo:paragraph-rsid="00067575" style:font-weight-asian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weight="normal" officeooo:rsid="00067575" officeooo:paragraph-rsid="000a32f2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weight="normal" officeooo:rsid="00067575" officeooo:paragraph-rsid="000bf467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weight="normal" officeooo:rsid="0009486a" officeooo:paragraph-rsid="00067575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weight="normal" officeooo:rsid="0009486a" officeooo:paragraph-rsid="0009486a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weight="normal" officeooo:rsid="0009486a" officeooo:paragraph-rsid="000a32f2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weight="normal" officeooo:rsid="0009486a" officeooo:paragraph-rsid="000bf467" style:font-weight-asian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weight="normal" officeooo:rsid="000a32f2" officeooo:paragraph-rsid="000a32f2" style:font-weight-asian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weight="normal" officeooo:rsid="000a32f2" officeooo:paragraph-rsid="000bf467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weight="normal" officeooo:rsid="000bf467" officeooo:paragraph-rsid="000bf467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weight="normal" officeooo:rsid="0004cdf4" officeooo:paragraph-rsid="000bf467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weight="normal" officeooo:rsid="0004cdf4" officeooo:paragraph-rsid="000ce437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weight="normal" officeooo:rsid="0004cdf4" officeooo:paragraph-rsid="000df093" style:font-weight-asian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officeooo:rsid="00072cca" officeooo:paragraph-rsid="00072cca"/>
    </style:style>
    <style:style style:name="P27" style:family="paragraph" style:parent-style-name="Standard">
      <style:paragraph-properties fo:line-height="150%" fo:text-align="start" style:justify-single-word="false"/>
      <style:text-properties fo:font-weight="bold" officeooo:rsid="00067575" officeooo:paragraph-rsid="00067575" style:font-weight-asian="bold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font-weight="bold" officeooo:rsid="00067575" officeooo:paragraph-rsid="000bf467" style:font-weight-asian="bold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weight="bold" officeooo:rsid="0009486a" officeooo:paragraph-rsid="000bf467" style:font-weight-asian="bold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weight="bold" officeooo:rsid="000bf467" officeooo:paragraph-rsid="000bf467" style:font-weight-asian="bold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fo:font-weight="bold" officeooo:rsid="0004cdf4" officeooo:paragraph-rsid="000bf467" style:font-weight-asian="bold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font-weight="bold" officeooo:rsid="0004cdf4" officeooo:paragraph-rsid="000c2074" style:font-weight-asian="bold" style:font-weight-complex="bold"/>
    </style:style>
    <style:style style:name="P33" style:family="paragraph" style:parent-style-name="Standard">
      <style:text-properties style:use-window-font-color="true"/>
    </style:style>
    <style:style style:name="P34" style:family="paragraph" style:parent-style-name="Standard">
      <style:text-properties style:use-window-font-color="true" fo:font-size="14pt" style:font-size-asian="14pt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use-window-font-color="true" fo:font-size="14pt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style:use-window-font-color="true" fo:font-size="14pt" style:font-size-asian="14pt" style:font-size-complex="14pt" style:font-weight-complex="bold"/>
    </style:style>
    <style:style style:name="P3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</style:style>
    <style:style style:name="P38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fo:font-size="14pt" officeooo:paragraph-rsid="00041caa" style:font-size-asian="14pt" style:font-size-complex="14pt" style:font-weight-complex="bold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officeooo:rsid="00041caa" officeooo:paragraph-rsid="00041caa" style:font-size-asian="14pt" style:font-size-complex="14pt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officeooo:rsid="0004cdf4" officeooo:paragraph-rsid="0004cdf4" style:font-size-asian="14pt" style:font-size-complex="14pt" style:font-weight-complex="bold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fo:font-weight="normal" officeooo:rsid="0004cdf4" officeooo:paragraph-rsid="000bf467" style:font-size-asian="14pt" style:font-weight-asian="normal" style:font-size-complex="14pt" style:font-weight-complex="bold"/>
    </style:style>
    <style:style style:name="P46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c2074" officeooo:paragraph-rsid="000c2074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line-height="150%" fo:text-align="start" style:justify-single-word="false"/>
      <style:text-properties fo:font-size="14pt" fo:font-weight="normal" officeooo:rsid="000c2074" officeooo:paragraph-rsid="000c2074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font-size="14pt" fo:font-weight="normal" officeooo:rsid="000c2074" officeooo:paragraph-rsid="000c2074" style:font-size-asian="14pt" style:font-weight-asian="normal" style:font-size-complex="14pt" style:font-weight-complex="normal"/>
    </style:style>
    <style:style style:name="P49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c7615" officeooo:paragraph-rsid="000c7615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weight="normal" officeooo:rsid="0004cdf4" officeooo:paragraph-rsid="000bf46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/>
    </style:style>
    <style:style style:name="P52" style:family="paragraph" style:parent-style-name="Standard">
      <style:text-properties style:use-window-font-color="true" fo:font-size="14pt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use-window-font-color="true" fo:font-size="14pt" officeooo:rsid="00041caa" officeooo:paragraph-rsid="00041caa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55" style:family="paragraph" style:parent-style-name="Standard">
      <style:text-properties fo:font-size="12pt" officeooo:paragraph-rsid="00041caa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fo:font-size="12pt" officeooo:paragraph-rsid="00041caa" style:font-size-asian="12pt" style:font-size-complex="12pt"/>
    </style:style>
    <style:style style:name="P57" style:family="paragraph" style:parent-style-name="Standard">
      <style:text-properties fo:color="#000000" style:font-name="Calibri" officeooo:paragraph-rsid="00041caa"/>
    </style:style>
    <style:style style:name="P58" style:family="paragraph" style:parent-style-name="Standard">
      <style:paragraph-properties fo:line-height="150%" fo:text-align="start" style:justify-single-word="false"/>
      <style:text-properties fo:font-weight="normal" officeooo:rsid="00067575" officeooo:paragraph-rsid="000bf467" style:font-weight-asian="normal" style:font-weight-complex="normal"/>
    </style:style>
    <style:style style:name="P59" style:family="paragraph" style:parent-style-name="Standard" style:list-style-name="L2">
      <style:paragraph-properties fo:line-height="150%" fo:text-align="start" style:justify-single-word="false"/>
      <style:text-properties fo:font-weight="normal" officeooo:rsid="0004cdf4" officeooo:paragraph-rsid="000c2074" style:font-weight-asian="normal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weight="bold" officeooo:rsid="000a32f2" officeooo:paragraph-rsid="00067575" style:font-weight-asian="bold" style:font-weight-complex="bold"/>
    </style:style>
    <style:style style:name="P61" style:family="paragraph" style:parent-style-name="Standard">
      <style:paragraph-properties fo:line-height="150%" fo:text-align="start" style:justify-single-word="false"/>
      <style:text-properties fo:color="#0066b3" fo:font-size="14pt" fo:font-weight="normal" officeooo:rsid="00111bbc" officeooo:paragraph-rsid="00111bbc" style:font-size-asian="14pt" style:font-weight-asian="normal" style:font-size-complex="14pt" style:font-weight-complex="bold"/>
    </style:style>
    <style:style style:name="P62" style:family="paragraph" style:parent-style-name="Standard" style:list-style-name="L2">
      <style:paragraph-properties fo:line-height="150%" fo:text-align="start" style:justify-single-word="false"/>
      <style:text-properties fo:color="#0066b3" fo:font-size="14pt" fo:font-weight="normal" officeooo:rsid="0012914b" officeooo:paragraph-rsid="0012914b" style:font-size-asian="14pt" style:font-weight-asian="normal" style:font-size-complex="14pt" style:font-weight-complex="normal"/>
    </style:style>
    <style:style style:name="P63" style:family="paragraph" style:parent-style-name="Standard" style:list-style-name="L2">
      <style:paragraph-properties fo:line-height="150%" fo:text-align="start" style:justify-single-word="false"/>
      <style:text-properties fo:color="#0066b3" officeooo:paragraph-rsid="0012914b"/>
    </style:style>
    <style:style style:name="P64" style:family="paragraph" style:parent-style-name="Standard" style:master-page-name="Standard">
      <style:paragraph-properties fo:margin-left="0in" fo:margin-right="-0.0008in" fo:text-align="justify" style:justify-single-word="false" fo:text-indent="0in" style:auto-text-indent="false" style:page-number="auto" fo:break-before="page"/>
      <style:text-properties officeooo:paragraph-rsid="00041caa"/>
    </style:style>
    <style:style style:name="P65" style:family="paragraph" style:parent-style-name="Standard">
      <style:paragraph-properties fo:line-height="150%" fo:text-align="start" style:justify-single-word="false" fo:break-before="page"/>
      <style:text-properties fo:font-size="14pt" officeooo:rsid="00041caa" officeooo:paragraph-rsid="00041caa" style:font-size-asian="14pt" style:font-size-complex="14pt" style:font-weight-complex="bold"/>
    </style:style>
    <style:style style:name="P66" style:family="paragraph" style:parent-style-name="Standard">
      <style:paragraph-properties fo:line-height="150%" fo:text-align="start" style:justify-single-word="false" fo:break-before="page"/>
      <style:text-properties fo:font-size="14pt" officeooo:rsid="0004cdf4" officeooo:paragraph-rsid="0004cdf4" style:font-size-asian="14pt" style:font-size-complex="14pt" style:font-weight-complex="bold"/>
    </style:style>
    <style:style style:name="P67" style:family="paragraph" style:parent-style-name="Standard">
      <style:paragraph-properties fo:line-height="150%" fo:text-align="start" style:justify-single-word="false" fo:break-before="page"/>
      <style:text-properties fo:font-size="14pt" fo:font-weight="normal" officeooo:rsid="000ce437" officeooo:paragraph-rsid="000ce437" style:font-size-asian="14pt" style:font-weight-asian="normal" style:font-size-complex="14pt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officeooo:rsid="0004cdf4" style:font-size-asian="14pt" style:font-size-complex="14pt" style:font-weight-complex="bold"/>
    </style:style>
    <style:style style:name="T6" style:family="text">
      <style:text-properties fo:font-size="14pt" officeooo:rsid="000bf467" style:font-size-asian="14pt" style:font-size-complex="14pt"/>
    </style:style>
    <style:style style:name="T7" style:family="text">
      <style:text-properties fo:font-size="14pt" officeooo:rsid="000c2074" style:font-size-asian="14pt" style:font-size-complex="14pt"/>
    </style:style>
    <style:style style:name="T8" style:family="text">
      <style:text-properties fo:font-size="14pt" officeooo:rsid="00041caa" style:font-size-asian="14pt" style:font-size-complex="14pt"/>
    </style:style>
    <style:style style:name="T9" style:family="text">
      <style:text-properties fo:font-size="14pt" fo:font-weight="normal" officeooo:rsid="0012914b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style:font-size-asian="14pt" style:font-size-complex="14pt"/>
    </style:style>
    <style:style style:name="T11" style:family="text">
      <style:text-properties fo:font-variant="normal" fo:text-transform="none" style:use-window-font-color="true" fo:font-size="14pt" officeooo:rsid="00041caa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06757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72cca"/>
    </style:style>
    <style:style style:name="T17" style:family="text">
      <style:text-properties officeooo:rsid="00076f35"/>
    </style:style>
    <style:style style:name="T18" style:family="text">
      <style:text-properties officeooo:rsid="000bf467"/>
    </style:style>
    <style:style style:name="T19" style:family="text">
      <style:text-properties officeooo:rsid="000ce437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0ce437"/>
    </style:style>
    <style:style style:name="T22" style:family="text">
      <style:text-properties officeooo:rsid="000df093"/>
    </style:style>
    <style:style style:name="T2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ОБРНАУКИ РОССИИ</text:p>
      <text:p text:style-name="P5">Санкт-Петербургский государственный</text:p>
      <text:p text:style-name="P5">электротехнический университет </text:p>
      <text:p text:style-name="P5">«ЛЭТИ» им. В.И. Ульянова (Ленина)</text:p>
      <text:p text:style-name="P40">Кафедра БЖД</text:p>
      <text:p text:style-name="P5"><text:bookmark text:name="_GoBack"/></text:p>
      <text:p text:style-name="P6"/>
      <text:p text:style-name="P6"/>
      <text:p text:style-name="P6"/>
      <text:p text:style-name="P6"/>
      <text:p text:style-name="P6"/>
      <text:p text:style-name="P6"/>
      <text:p text:style-name="P37"><text:span text:style-name="Book_20_Title"><text:span text:style-name="T1">Индивиду</text:span></text:span><text:span text:style-name="Book_20_Title"><text:span text:style-name="T2">альное задание</text:span></text:span></text:p>
      <text:p text:style-name="P51">по дисциплине «Безопасность жизнедеятельности»</text:p>
      <text:p text:style-name="P3"><text:span text:style-name="Book_20_Title"><text:span text:style-name="T10">Вариант: </text:span></text:span><text:span text:style-name="Book_20_Title"><text:span text:style-name="T11">Ларин</text:span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<text:span text:style-name="T3">Студент гр. </text:span><text:span text:style-name="T8">8383</text:span></text:p>
          </table:table-cell>
          <table:table-cell table:style-name="Table1.B1" office:value-type="string">
            <text:p text:style-name="P34"/>
          </table:table-cell>
          <table:table-cell table:style-name="Table1.A1" office:value-type="string">
            <text:p text:style-name="P53">Ларин А.</text:p>
          </table:table-cell>
        </table:table-row>
        <table:table-row table:style-name="Table1.1">
          <table:table-cell table:style-name="Table1.A1" office:value-type="string">
            <text:p text:style-name="P34">Преподаватель</text:p>
          </table:table-cell>
          <table:table-cell table:style-name="Table1.B2" office:value-type="string">
            <text:p text:style-name="P34"/>
          </table:table-cell>
          <table:table-cell table:style-name="Table1.A1" office:value-type="string">
            <text:p text:style-name="P54">Смирнова Н. В.</text:p>
          </table:table-cell>
        </table:table-row>
      </table:table>
      <text:p text:style-name="P36"/>
      <text:p text:style-name="P36"/>
      <text:p text:style-name="P41">Санкт-Петербург</text:p>
      <text:p text:style-name="P41">2018</text:p>
      <text:p text:style-name="P64"><text:line-break/><text:span text:style-name="T12">Вариант задания на самостоятельную проработку для практических занятий по дисциплине БЖД. Исходные данные для вариантов заданий см. в файле "Справочная информаия.docx"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5">Фамилия И. О.</text:p>
          </table:table-cell>
          <table:table-cell table:style-name="Table2.A1" office:value-type="string">
            <text:p text:style-name="P4">Номер студенческого билета</text:p>
          </table:table-cell>
          <table:table-cell table:style-name="Table2.C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57">Ларин Антон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8"/>
          </table:table-cell>
        </table:table-row>
        <table:table-row table:style-name="Table2.1">
          <table:table-cell table:style-name="Table2.A1" table:number-columns-spanned="2" office:value-type="string">
            <text:p text:style-name="P8"><text:line-break/>Определите класс условий труда, если шум на рабочем месте превышает нормативные требования по эквивалентному уровню звука на 4 дБА, а освещённость составляет 60 % от нормируемой освещённости. Остальные факторы находятся в пределах установленных нормативов.</text:p>
          </table:table-cell>
          <table:covered-table-cell/>
          <table:table-cell table:style-name="Table2.C1" office:value-type="string">
            <text:p text:style-name="P8"/>
          </table:table-cell>
        </table:table-row>
        <table:table-row table:style-name="Table2.1">
          <table:table-cell table:style-name="Table2.A1" table:number-columns-spanned="2" office:value-type="string">
            <text:p text:style-name="P8"><text:line-break/>На химически опасном объекте, расположенном на некотором расстоянии от университета, произошла авария ёмкости с химически опасным веществом. Определите степень и разряд химической опасности объекта; радиус первичного очага поражения; глубину распространения облака с пороговой концентрацией; площади очага поражения и заражения по следу; ширину и высоту подъёма ядовитого облака; время, за которое опасные вещества достигнут объекта и совершат поражающее действие. Оцените возможное число жертв студентов и сотрудников университета. Исходя из характера отравляющего вещества, выберите средства индивидуальной защиты и наиболее целесообразные действия по защите людей. Исходные данные для заданий формируются в виде набора букв и чисел, соответствующих позиции и её значениям, приведённым в табл. 2 справочной информации. Вариант 3-1-1-1-1-6-2-1-1-3-3-1</text:p>
          </table:table-cell>
          <table:covered-table-cell/>
          <table:table-cell table:style-name="Table2.C1" office:value-type="string">
            <text:p text:style-name="P8"/>
          </table:table-cell>
        </table:table-row>
        <table:table-row table:style-name="Table2.1">
          <table:table-cell table:style-name="Table2.A1" table:number-columns-spanned="3" office:value-type="string">
            <text:p text:style-name="P7"><text:line-break/>Для травмированного работника заполните акт о несчастном случае на производстве по форме Н-1. Вариант <text:s/>придумайте сами.</text:p>
          </table:table-cell>
          <table:covered-table-cell/>
          <table:covered-table-cell/>
        </table:table-row>
      </table:table>
      <text:p text:style-name="P42"/>
      <text:p text:style-name="P65">1.</text:p>
      <text:p text:style-name="P43">Определите класс условий труда, если шум на рабочем месте превышает нормативные требования по эквивалентному уровню звука на 4 дБА, а освещённость составляет 60 % от нормируемой освещённости. Остальные факторы находятся в пределах установленных нормативов.</text:p>
      <text:p text:style-name="P43"/>
      <text:p text:style-name="P9"><text:span text:style-name="T4">Из за привышения ПДУ шума на 4 дБА класс условий труда можно пределить как Вредный, степень 1 </text:span><text:span text:style-name="T5">(&lt;=6)</text:span></text:p>
      <text:p text:style-name="P44">Уровень освещения в 60% считается в пределах нормы — класс допустимый.</text:p>
      <text:p text:style-name="P44">Соответственно общий класс условий труда определяется как вредный, первой степени (3.1)</text:p>
      <text:p text:style-name="P43"/>
      <text:p text:style-name="P66">2. На химически опасном объекте, расположенном на некотором расстоянии от университета, произошла авария ёмкости с химически опасным веществом. Определите степень и разряд химической опасности объекта; радиус первичного очага поражения; глубину распространения облака с пороговой концентрацией; площади очага поражения и заражения по следу; ширину и высоту подъёма ядовитого облака; время, за которое опасные вещества достигнут объекта и совершат поражающее действие. Оцените возможное число жертв студентов и сотрудников университета. Исходя из характера отравляющего вещества, выберите средства индивидуальной защиты и наиболее целесообразные действия по защите людей. Исходные данные для заданий формируются в виде набора букв и чисел, соответствующих позиции и её значениям, приведённым в табл. 2 справочной информации. Вариант 3-1-1-1-1-6-2-1-1-3-3-1</text:p>
      <text:p text:style-name="P44"/>
      <text:p text:style-name="P10">Наименование химически опасного вещества: Аммиак (изотермическое хранение)</text:p>
      <text:p text:style-name="P10">Масса, т: 1</text:p>
      <text:p text:style-name="P10">Условие хранения: Наземное (необвалованная ёмкость)</text:p>
      <text:p text:style-name="P10">Время суток: Утро</text:p>
      <text:p text:style-name="P10">Атмосферные условия: Ясно</text:p>
      <text:p text:style-name="P10">Скорость ветра, м/с: 5</text:p>
      <text:p text:style-name="P10">Температура воздуха, °С: 0</text:p>
      <text:p text:style-name="P10">Местность: Открытая</text:p>
      <text:p text:style-name="P10">Условия защиты людей: Открытая местность</text:p>
      <text:p text:style-name="P10">Обеспеченность людей противогазами, %: 40</text:p>
      <text:p text:style-name="P10">Расстояние от места аварии до объекта, км: 5</text:p>
      <text:p text:style-name="P10">Расстояние от места аварии до реки, км: 1</text:p>
      <text:p text:style-name="P10"/>
      <text:p text:style-name="P11">Среди АХОВ амми<text:span text:style-name="T18">f</text:span>к относится к <text:span text:style-name="T16">пятой</text:span> группе, обладающей удушающим и нейротропным действием</text:p>
      <text:p text:style-name="P11"/>
      <text:p text:style-name="P12">Хранение без обваловки =&gt; Толщина слоя жидкости </text:p>
      <text:p text:style-name="P15">h =0,05 м</text:p>
      <text:p text:style-name="P26"><text:soft-page-break/>p = 0,681 : плотность</text:p>
      <text:p text:style-name="P26">t_кипения = -33,42</text:p>
      <text:p text:style-name="P26">пороговая токсодоза = 15</text:p>
      <text:p text:style-name="P11">Эквивалентное количество вещества Q = К1 * <text:span text:style-name="T16">K2</text:span> * К3 * <text:span text:style-name="T16">K4</text:span> * К5 * <text:span text:style-name="T16">K6</text:span> * К7 * Q0</text:p>
      <text:p text:style-name="P11">К1 <text:s/>= <text:span text:style-name="T17">0.1</text:span><text:span text:style-name="T14"> </text:span><text:span text:style-name="T15">: </text:span>коэффициент, зависящий от условий хранения</text:p>
      <text:p text:style-name="P11">К2 <text:span text:style-name="T17">= 0,025</text:span> - коэффициент, зависящий от физико-химических свойств АХОВ</text:p>
      <text:p text:style-name="P11">К3 <text:span text:style-name="T17">= 0,04</text:span> <text:s/>: коэффициент, равный отношению пороговой токсической дозы хлора к пороговой токсодозе другого АХОВ</text:p>
      <text:p text:style-name="P11">К4 <text:span text:style-name="T17">= 2.34</text:span> - коэффициент, учитывающий скорость ветра</text:p>
      <text:p text:style-name="P11">К5 <text:s/>= 0.23 : коэффициент, учитывающий степень вертикальной устойчивости атмосферы; для изотермии</text:p>
      <text:p text:style-name="P11">К6 <text:span text:style-name="T16">= 1</text:span> - коэффициент, зависящий от времени N, прошедшего после начала аварии</text:p>
      <text:p text:style-name="P11">К7 = 1/1 : коэффициент, учитывающий влияние температуры воздуха</text:p>
      <text:p text:style-name="P11">К8 <text:span text:style-name="T18">= 0.135</text:span> - коэффициент, зависящий от степени вертикальной устойчивости возду-</text:p>
      <text:p text:style-name="P11">ха</text:p>
      <text:p text:style-name="P13">Q0 = 1 - количество выброшенного (разлившего-</text:p>
      <text:p text:style-name="P13">ся) при аварии вещества, т.</text:p>
      <text:p text:style-name="P13"/>
      <text:p text:style-name="P13">1,68</text:p>
      <text:p text:style-name="P13"/>
      <text:p text:style-name="P27">Расчет глубины <text:span text:style-name="T18">распространения облака с пороговой концентрицией</text:span></text:p>
      <text:p text:style-name="P14">Скорость (км/ч) переноса переднего фронта облака зараженного воздуха</text:p>
      <text:p text:style-name="P18">V = 29</text:p>
      <text:p text:style-name="P20">Г = Гт*К4*К7/3.3 = 1.68*<text:span text:style-name="T18">2.34*1/3.3 = <text:s/>1,19</text:span></text:p>
      <text:p text:style-name="P18"/>
      <text:p text:style-name="P29">Площадь очага поражения </text:p>
      <text:p text:style-name="P15">Определение степени вертикальной устойчивости атмосферы</text:p>
      <text:p text:style-name="P21">Утро, скорость ветра 5 =&gt; <text:span text:style-name="T14">изометрия</text:span></text:p>
      <text:p text:style-name="P22">S = K8 * Г^2 * Y = 0.135 <text:s/>* 1,4161 * 63,7245 км2</text:p>
      <text:p text:style-name="P19"/>
      <text:p text:style-name="P19">Y <text:span text:style-name="T18">= 45 - Угловые размеры зоны возможного заражения</text:span></text:p>
      <text:p text:style-name="P15"/>
      <text:p text:style-name="P28"><text:span text:style-name="T18">В</text:span>рем<text:span text:style-name="T18">я</text:span> подхода зараженного воздуха к объекту и продолжительности поражающего действия</text:p>
      <text:p text:style-name="P22">Время поражения</text:p>
      <text:p text:style-name="P22"><text:soft-page-break/>Тисп = h*p / (K2*K4*K7) = <text:span text:style-name="T13">0,05 * 0,681 / </text:span>(<text:span text:style-name="T17">0,025 * 2.34* <text:s/></text:span>1) = 0,582051282 часов</text:p>
      <text:p text:style-name="P13"/>
      <text:p text:style-name="P13">Время подхода облака АХОВ к заданному объекту</text:p>
      <text:p text:style-name="P22">t = X/V = 5 / 29 = 0,17 часов = 10 минут</text:p>
      <text:p text:style-name="P60"/>
      <text:p text:style-name="P16"/>
      <text:p text:style-name="P30">Возможное число жертв</text:p>
      <text:p text:style-name="P17">Возможные потери людей на открытой местности: 50%</text:p>
      <text:p text:style-name="P17">Процент пораженных при отсутствии средств защиты во время распростране-</text:p>
      <text:p text:style-name="P17">ния первичного облака: 20-30%</text:p>
      <text:p text:style-name="P17">Средняя удельная смертность людей для аммиака Nсм= 0,05, чел/т </text:p>
      <text:p text:style-name="P45"/>
      <text:p text:style-name="P61">При данной смертности людей разряд опасности — 2</text:p>
      <text:p text:style-name="P61">3 степень опасности для аммиака, вес 1т. </text:p>
      <text:p text:style-name="P45"/>
      <text:p text:style-name="P31"><text:span text:style-name="T7">Д</text:span><text:span text:style-name="T3">ействия по защите людей</text:span></text:p>
      <text:list xml:id="list3578885848" text:style-name="L1">
        <text:list-item>
          <text:p text:style-name="P46">Оповещения в зависимости от характера и масштабов аварий</text:p>
        </text:list-item>
        <text:list-item>
          <text:p text:style-name="P46">Своевременное обеспечение эвакуации</text:p>
        </text:list-item>
        <text:list-item>
          <text:p text:style-name="P46">Защитные сооружения</text:p>
        </text:list-item>
        <text:list-item>
          <text:p text:style-name="P46">Разведка зоны поражения</text:p>
        </text:list-item>
        <text:list-item>
          <text:p text:style-name="P46">Своевременная ликвидация аварии</text:p>
        </text:list-item>
        <text:list-item>
          <text:p text:style-name="P49">После утранения аварии тщательное проветривание</text:p>
        </text:list-item>
      </text:list>
      <text:p text:style-name="P32"><text:span text:style-name="T6">С</text:span><text:span text:style-name="T3">редства индивидуальной защиты</text:span></text:p>
      <text:list xml:id="list17589145" text:style-name="L2">
        <text:list-item>
          <text:p text:style-name="P59"><text:span text:style-name="T7">Временная мера п</text:span><text:span text:style-name="T3">ри появлении резких посторонних запахов - ватно-марлевые повязки, сложенные в несколько слоев полотенца и т. п.</text:span></text:p>
        </text:list-item>
        <text:list-item>
          <text:p text:style-name="P47">Средства защиты органов дыхания</text:p>
        </text:list-item>
        <text:list-item>
          <text:p text:style-name="P47">Средства защиты кожи</text:p>
        </text:list-item>
        <text:list-item>
          <text:p text:style-name="P62">При отравлении аммиаком необходимо приложить к органам дыхания повазку, смоченую 5% раствором лимонной кислоты</text:p>
        </text:list-item>
        <text:list-item>
          <text:p text:style-name="P63"><text:span text:style-name="T9">Регулярно промывать глаза, </text:span>капать глаза альбуцидом</text:p>
        </text:list-item>
      </text:list>
      <text:p text:style-name="P48"/>
      <text:p text:style-name="P50"><text:soft-page-break/></text:p>
      <text:p text:style-name="P45"/>
      <text:p text:style-name="P67">3. Для травмированного работника заполните акт о несчастном случае на производстве по форме Н-1. Вариант <text:s/>придумайте сами.</text:p>
      <text:p text:style-name="P23"/>
      <text:p text:style-name="P23">Форма Н-1</text:p>
      <text:p text:style-name="P23"/>
      <text:p text:style-name="P23"><text:s text:c="8"/>УТВЕРЖДАЮ</text:p>
      <text:p text:style-name="P23"/>
      <text:p text:style-name="P23">_<text:span text:style-name="T21">Плюшки Е. М.</text:span>_________________</text:p>
      <text:p text:style-name="P23"/>
      <text:p text:style-name="P23"/>
      <text:p text:style-name="P24">"<text:span text:style-name="T19">1</text:span>6"__<text:span text:style-name="T20">Декабрь</text:span>______ 200_ г.</text:p>
      <text:p text:style-name="P23"><text:s text:c="28"/>АКТ</text:p>
      <text:p text:style-name="P23"><text:s text:c="15"/>о несчастном случае на производстве</text:p>
      <text:p text:style-name="P23"/>
      <text:p text:style-name="P23">1. Дата и время несчастного случая ___<text:span text:style-name="T20">16.12.</text:span><text:span text:style-name="T21">2021</text:span>_02:15:25____________</text:p>
      <text:p text:style-name="P23"/>
      <text:p text:style-name="P24"><text:s text:c="12"/><text:span text:style-name="T19">к</text:span>оличество полных часов от начала работы 25</text:p>
      <text:p text:style-name="P23">2. Организация <text:s text:c="2"/>(работодатель), <text:s text:c="2"/>работником <text:s text:c="2"/>которой <text:s text:c="2"/>является</text:p>
      <text:p text:style-name="P24">(являлся) пострадавший ____<text:span text:style-name="T20">Knowle</text:span><text:span text:style-name="T21">d</text:span><text:span text:style-name="T20">ge enforcement facility</text:span>_____</text:p>
      <text:p text:style-name="P23"/>
      <text:p text:style-name="P24">3. Организация, направившая работника ____<text:span text:style-name="T20">Неспящие и им сочувству</text:span><text:span text:style-name="T21">ющие</text:span>____</text:p>
      <text:p text:style-name="P23"/>
      <text:p text:style-name="P23">4. Лица, проводившие расследование несчастного случая:</text:p>
      <text:p text:style-name="P23"/>
      <text:p text:style-name="P23">________<text:span text:style-name="T20">Невольные сведетели</text:span>______________________________________</text:p>
      <text:p text:style-name="P23"/>
      <text:p text:style-name="P23"><text:s text:c="10"/>(фамилии, инициалы, должности и место работы)</text:p>
      <text:p text:style-name="P23"/>
      <text:p text:style-name="P23">5. Сведения о пострадавшем:</text:p>
      <text:p text:style-name="P23"/>
      <text:p text:style-name="P23">фамилия, имя, отчество ____<text:span text:style-name="T20">Иларионов Антони</text:span><text:span text:style-name="T21">о</text:span>____________________</text:p>
      <text:p text:style-name="P23"/>
      <text:p text:style-name="P23">пол (<text:span text:style-name="T20">мужской</text:span>, женский) ___________________________________________</text:p>
      <text:p text:style-name="P23"/>
      <text:p text:style-name="P23"><text:soft-page-break/>дата рождения __01.09.2000________________________________________</text:p>
      <text:p text:style-name="P23"/>
      <text:p text:style-name="P23">профессия (должность) ____Студент_________________________________</text:p>
      <text:p text:style-name="P23"/>
      <text:p text:style-name="P23">стаж работы, <text:s/>при <text:s/>выполнении <text:s/>которой произошел несчастный случай</text:p>
      <text:p text:style-name="P23"/>
      <text:p text:style-name="P23">______<text:span text:style-name="T20">3 года и 3 месяца</text:span>___________________________________________</text:p>
      <text:p text:style-name="P23"/>
      <text:p text:style-name="P23"><text:s text:c="19"/>(число полных лет и месяцев)</text:p>
      <text:p text:style-name="P23"/>
      <text:p text:style-name="P23">6. Сведения о проведении инструктажей и обучения по охране труда</text:p>
      <text:p text:style-name="P23"/>
      <text:p text:style-name="P23">Вводный инструктаж _прошёл________________________________________</text:p>
      <text:p text:style-name="P23"/>
      <text:p text:style-name="P23">7. Краткая <text:s text:c="2"/>характеристика <text:s text:c="2"/>места <text:s text:c="2"/>(объекта), <text:s text:c="2"/>где <text:s text:c="2"/>произошел</text:p>
      <text:p text:style-name="P23"/>
      <text:p text:style-name="P23">несчастный случай</text:p>
      <text:p text:style-name="P23"/>
      <text:p text:style-name="P23">_____<text:span text:style-name="T20">Письменный стол в рабочем пространстве</text:span>_______________________</text:p>
      <text:p text:style-name="P23"/>
      <text:p text:style-name="P23"/>
      <text:p text:style-name="P23">8. Обстоятельства несчастного случая</text:p>
      <text:p text:style-name="P23"/>
      <text:p text:style-name="P25">____<text:span text:style-name="T20">Позднее после-рабочее время, пострадавший выполнял рабочие обязанности, обходясь без надлежащего сна продолжительное время. Справоцированный данным фактором зевотный рефлекс привёл с спазму челюстных мышц, что привело к вывиху нижней челюсти.</text:span><text:span text:style-name="T23">____</text:span></text:p>
      <text:p text:style-name="P23"/>
      <text:p text:style-name="P23">8.1. Вид происшествия ___Несчастный случай на фоне потери концентрации___</text:p>
      <text:p text:style-name="P23"/>
      <text:p text:style-name="P23">8.2. Характер <text:s/>полученных <text:s/>повреждений <text:s text:c="2"/>и <text:s text:c="2"/>орган, <text:s text:c="2"/>подвергшийся</text:p>
      <text:p text:style-name="P23">повреждению, медицинское заключение о тяжести повреждения здоровья</text:p>
      <text:p text:style-name="P25">__<text:span text:style-name="T22">Травма вледствие растяжения связок артикуляционного аппарата и частичного смещения подвижных частей</text:span>____</text:p>
      <text:p text:style-name="P23"/>
      <text:p text:style-name="P23"><text:soft-page-break/>8.3. Нахождение <text:s text:c="2"/>пострадавшего <text:s text:c="2"/>в <text:s text:c="2"/>состоянии <text:s/>алкогольного <text:s/>или</text:p>
      <text:p text:style-name="P23"/>
      <text:p text:style-name="P23">наркотического опьянения ____Нет__________________________________</text:p>
      <text:p text:style-name="P23"/>
      <text:p text:style-name="P23">8.4. Очевидцы несчастного случая ___Нет______________________________</text:p>
      <text:p text:style-name="P23"/>
      <text:p text:style-name="P23">9. Причины несчастного случая _____<text:span text:style-name="T20">Превышение допустимого времени нахождения на рабочем месте. Долгое нахождение без сна. Потеря концентрации.</text:span>____</text:p>
      <text:p text:style-name="P23"/>
      <text:p text:style-name="P23">10. Лица, допустившие нарушение требований охраны труда:</text:p>
      <text:p text:style-name="P23"/>
      <text:p text:style-name="P23">______Пострадавший действовал по своей инициативе________________</text:p>
      <text:p text:style-name="P23"/>
      <text:p text:style-name="P23"><text:s/></text:p>
      <text:p text:style-name="P23"/>
      <text:p text:style-name="P23">__________________________________________________________________</text:p>
      <text:p text:style-name="P23"/>
      <text:p text:style-name="P23">Организация (работодатель), <text:s/>работниками которой <text:s/>являются <text:s/>данные</text:p>
      <text:p text:style-name="P23"/>
      <text:p text:style-name="P23">лица</text:p>
      <text:p text:style-name="P23"/>
      <text:p text:style-name="P23">_______СПбГЭТУ «ЛЭТИ______________________________________________</text:p>
      <text:p text:style-name="P23"/>
      <text:p text:style-name="P23"/>
      <text:p text:style-name="P23">11. Мероприятия по устранению причин несчастного случая, сроки</text:p>
      <text:p text:style-name="P23"/>
      <text:p text:style-name="P23">_____Обращение в травматологические отделение. <text:span text:style-name="T22">Вправление челюсти специалистом.</text:span> <text:span text:style-name="T22">Введение анальгезирующего препарата, наложение </text:span>шины.____</text:p>
      <text:p text:style-name="P23"/>
      <text:p text:style-name="P23">Подписи лиц, проводивших</text:p>
      <text:p text:style-name="P23"/>
      <text:p text:style-name="P23">расследование несчастного случая <text:s text:c="6"/>___Плюшки Е.М.___________</text:p>
      <text:p text:style-name="P23"/>
      <text:p text:style-name="P23">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0.5in" fo:margin-right="0in" fo:margin-top="0.1945in" fo:margin-bottom="0.1945in" loext:contextual-spacing="false" fo:text-indent="0in" style:auto-text-indent="false">
        <style:tab-stops>
          <style:tab-stop style:position="0.5in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>
        <style:tab-stops>
          <style:tab-stop style:position="1.1811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text-indent="0.5in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0.4307in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1929in" fo:text-align="justify" style:justify-single-word="false" fo:orphans="0" fo:widows="0" fo:padding="0.4307in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>
        <style:tab-stops>
          <style:tab-stop style:position="0.6429in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align="justify" style:justify-single-word="false" fo:text-indent="0in" style:auto-text-indent="false">
        <style:tab-stops>
          <style:tab-stop style:position="-1.5752in"/>
          <style:tab-stop style:position="0.4925in"/>
        </style:tab-stops>
      </style:paragraph-properties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 style:rfc-language-tag-asian="x-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<text:s text:c="5"/></text:p>
      </style:header>
      <style:footer>
        <text:p text:style-name="MP2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7</meta:editing-cycles>
    <meta:print-date>2015-07-17T09:06:00</meta:print-date>
    <meta:creation-date>2018-02-06T17:27:00</meta:creation-date>
    <dc:date>2021-12-27T20:39:56.614323913</dc:date>
    <meta:editing-duration>PT19M9S</meta:editing-duration>
    <meta:generator>LibreOffice/6.0.7.3$Linux_X86_64 LibreOffice_project/00m0$Build-3</meta:generator>
    <meta:document-statistic meta:table-count="2" meta:image-count="0" meta:object-count="0" meta:page-count="10" meta:paragraph-count="144" meta:word-count="1149" meta:character-count="9194" meta:non-whitespace-character-count="8034"/>
    <meta:user-defined meta:name="AppVersion">15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